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5-06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5-03-3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4-12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4-10-0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4-06-28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4-01-1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3-11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3-07-1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3-04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4008" calcext:value-type="float">
            <text:p>99.1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2-07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2-04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2-01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1-07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1-03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0-10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0-07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20-01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9-07-1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9-03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9-01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8-10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8-07-0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8-04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8-01-1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7-10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7-07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7-04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6-12-1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6-09-1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6-06-3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6-03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5-12-3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5-09-0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5-04-2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5-02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4-11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4-06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4-01-1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3-10-2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3-06-1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2-06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2-01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1-08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1-05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0-11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10-06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9-10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9-06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9-02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8-10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8-07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6-10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6-04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5-10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5-08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6111021902</text:p>
          </table:table-cell>
          <table:table-cell office:value-type="string" calcext:value-type="string">
            <text:p>05 145-02.14X03.14 (2) [OW-2A (Shallow)]</text:p>
          </table:table-cell>
          <table:table-cell office:value-type="string" calcext:value-type="string">
            <text:p>200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